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117cm" fo:min-width="15.50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9cm" fo:min-width="39.66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1.086cm" fo:min-width="14.885cm"/>
    </style:style>
    <style:style style:name="gr4" style:family="graphic" style:parent-style-name="standard">
      <style:graphic-properties draw:textarea-horizontal-align="justify" draw:textarea-vertical-align="middle" draw:auto-grow-height="false" fo:min-height="5.719cm" fo:min-width="12.70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988cm" fo:min-width="12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8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4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36pt" style:font-size-asian="18pt" style:font-size-complex="18pt"/>
    </style:style>
    <style:style style:name="P7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4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15.367cm" svg:x="43.769cm" svg:y="0.7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29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23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16.3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385cm" svg:height="21.336cm" svg:x="27.178cm" svg:y="16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002cm" svg:height="15.367cm" svg:x="10.333cm" svg:y="0.7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11.757cm" svg:y="8.7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002cm" svg:height="15.367cm" svg:x="27.051cm" svg:y="0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28.257cm" svg:y="8.7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45.466cm" svg:y="8.6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1.3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45.412cm" svg:y="1.2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11.684cm" svg:y="1.3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856cm" svg:height="0.962cm" svg:x="14.859cm" svg:y="15.04cm">
          <draw:text-box>
            <text:p>Виртуальная машина</text:p>
          </draw:text-box>
        </draw:frame>
        <draw:frame draw:style-name="gr6" draw:text-style-name="P3" draw:layer="layout" svg:width="6.856cm" svg:height="0.962cm" svg:x="31.117cm" svg:y="14.986cm">
          <draw:text-box>
            <text:p>Виртуальная машина</text:p>
          </draw:text-box>
        </draw:frame>
        <draw:frame draw:style-name="gr6" draw:text-style-name="P3" draw:layer="layout" svg:width="6.856cm" svg:height="0.962cm" svg:x="48.514cm" svg:y="14.94cm">
          <draw:text-box>
            <text:p>Виртуальная машина</text:p>
          </draw:text-box>
        </draw:frame>
        <draw:frame draw:style-name="gr6" draw:text-style-name="P3" draw:layer="layout" svg:width="4.503cm" svg:height="0.962cm" svg:x="33.333cm" svg:y="36.376cm">
          <draw:text-box>
            <text:p>Хост-система</text:p>
          </draw:text-box>
        </draw:frame>
        <draw:custom-shape draw:style-name="gr7" draw:text-style-name="P5" draw:layer="layout" svg:width="10cm" svg:height="5.001cm" svg:x="9.525cm" svg:y="22.86cm">
          <text:p text:style-name="P4"><text:span text:style-name="T2">Виртуализация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8" draw:text-style-name="P7" draw:layer="layout" svg:width="23.423cm" svg:height="6.332cm" svg:x="43.307cm" svg:y="30.498cm">
          <draw:text-box>
            <text:p text:style-name="P6"><text:span text:style-name="T3">Аппаратная </text:span><text:span text:style-name="T3">виртуализац</text:span><text:span text:style-name="T3">ия</text:span></text:p>
            <text:p text:style-name="P6"><text:span text:style-name="T3"/></text:p>
            <text:p text:style-name="P6"><text:span text:style-name="T3">Intel VT (Intel </text:span><text:span text:style-name="T3">Virtualization </text:span><text:span text:style-name="T3">Technology) </text:span></text:p>
            <text:p text:style-name="P6"><text:span text:style-name="T3">AMD-V - SVM </text:span><text:span text:style-name="T3">(Secure </text:span><text:span text:style-name="T3">Virtual </text:span><text:span text:style-name="T3">Machines)</text:span></text:p>
          </draw:text-box>
        </draw:frame>
        <draw:frame draw:style-name="gr9" draw:text-style-name="P7" draw:layer="layout" svg:width="24.21cm" svg:height="7.361cm" svg:x="43.506cm" svg:y="16.782cm">
          <draw:text-box>
            <text:p text:style-name="P6"><text:span text:style-name="T3">Гипервизоры</text:span></text:p>
            <text:p text:style-name="P6"><text:span text:style-name="T3"/></text:p>
            <text:p text:style-name="P6"><text:span text:style-name="T3">KVM, VMware ESXi, </text:span><text:span text:style-name="T3">Microsoft Hyper-V, </text:span><text:span text:style-name="T3">Oracle Virtualbox, </text:span><text:span text:style-name="T3">Power Hypervisor, </text:span><text:span text:style-name="T3">Xen</text:span></text:p>
          </draw:text-box>
        </draw:frame>
        <draw:frame draw:style-name="gr8" draw:text-style-name="P7" draw:layer="layout" svg:width="23.423cm" svg:height="6.332cm" svg:x="43.079cm" svg:y="23.222cm">
          <draw:text-box>
            <text:p text:style-name="P6"><text:span text:style-name="T3">Может быть зависима от гипервизора </text:span></text:p>
            <text:p text:style-name="P6"><text:span text:style-name="T3">KVM использует Linux,</text:span></text:p>
            <text:p text:style-name="P6"><text:span text:style-name="T3">Hyper-V – Windows, <text:s/>а Virtualbox - кроссплатформенный</text:span></text:p>
          </draw:text-box>
        </draw:frame>
        <draw:custom-shape draw:style-name="gr4" draw:text-style-name="P2" draw:layer="layout" svg:width="13.208cm" svg:height="5.969cm" svg:x="28.257cm" svg:y="30.126cm"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23.303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16.503cm">
          <text:p text:style-name="P2"><text:span text:style-name="T1">Гипервизор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.71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19:34:44.650658951</meta:creation-date>
    <dc:date>2020-04-20T22:50:32.573010175</dc:date>
    <meta:editing-duration>PT1H17M13S</meta:editing-duration>
    <meta:editing-cycles>15</meta:editing-cycles>
    <meta:generator>LibreOffice/6.4.2.2$Linux_X86_64 LibreOffice_project/40$Build-2</meta:generator>
    <meta:document-statistic meta:object-count="24"/>
  </office:meta>
</office:document-meta>
</file>